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riverDataSourceFactory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Factory.getConnection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DriverDataSourceFactory.setDriverClass( Class &lt; ? extends Driver &gt; driv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Factory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Factory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riverDataSourceFactory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